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.Ref( SchemaComponent schema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.getCompon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f.Ref( SchemaTypeSystem schemaTypeSystem , String ha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.getTyp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